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baba0" officeooo:paragraph-rsid="001baba0"/>
    </style:style>
    <style:style style:name="P2" style:family="paragraph" style:parent-style-name="Standard">
      <style:text-properties officeooo:rsid="001f44a0" officeooo:paragraph-rsid="001f44a0"/>
    </style:style>
    <style:style style:name="P3" style:family="paragraph" style:parent-style-name="Standard">
      <style:text-properties officeooo:rsid="001f5863" officeooo:paragraph-rsid="001f5863"/>
    </style:style>
    <style:style style:name="P4" style:family="paragraph" style:parent-style-name="Standard">
      <style:text-properties officeooo:rsid="00212b9c" officeooo:paragraph-rsid="00212b9c"/>
    </style:style>
    <style:style style:name="P5" style:family="paragraph" style:parent-style-name="Standard">
      <style:text-properties officeooo:rsid="00213f2d" officeooo:paragraph-rsid="00213f2d"/>
    </style:style>
    <style:style style:name="P6" style:family="paragraph" style:parent-style-name="Standard">
      <style:text-properties officeooo:rsid="00213f2d" officeooo:paragraph-rsid="00213f2d"/>
    </style:style>
    <style:style style:name="P7" style:family="paragraph" style:parent-style-name="Standard">
      <style:text-properties officeooo:rsid="0022dc20" officeooo:paragraph-rsid="0022dc2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2.7</text:p>
      <text:p text:style-name="P3"/>
      <text:p text:style-name="P3">2.8</text:p>
      <text:p text:style-name="P3"/>
      <text:p text:style-name="P3">2.9</text:p>
      <text:p text:style-name="P3"/>
      <text:p text:style-name="P3">2.10</text:p>
      <text:p text:style-name="P3"/>
      <text:p text:style-name="P3">2.11</text:p>
      <text:p text:style-name="P3"/>
      <text:p text:style-name="P3">2.12</text:p>
      <text:p text:style-name="P3"/>
      <text:p text:style-name="P3">2.13</text:p>
      <text:p text:style-name="P3"/>
      <text:p text:style-name="P3">2.14</text:p>
      <text:p text:style-name="P1"/>
      <text:p text:style-name="P1">2.15</text:p>
      <text:p text:style-name="Standard"/>
      <text:p text:style-name="Standard">import java.util.Scanner;</text:p>
      <text:p text:style-name="Standard"/>
      <text:p text:style-name="Standard">public class Java{</text:p>
      <text:p text:style-name="Standard"><text:s text:c="2"/>public static void main (String [] args){</text:p>
      <text:p text:style-name="Standard"><text:s text:c="4"/>Scanner input = new Scanner (System.in);</text:p>
      <text:p text:style-name="Standard"><text:s text:c="2"/></text:p>
      <text:p text:style-name="Standard"><text:s text:c="4"/>System.out.print("Enter first integer: ");</text:p>
      <text:p text:style-name="Standard"><text:s text:c="4"/>int number1 = input.nextInt();</text:p>
      <text:p text:style-name="Standard"><text:s text:c="2"/></text:p>
      <text:p text:style-name="Standard"><text:s text:c="4"/>System.out.print("Enter second integer: ");</text:p>
      <text:p text:style-name="Standard"><text:s text:c="4"/>int number2 = input.nextInt();</text:p>
      <text:p text:style-name="Standard"><text:s text:c="2"/></text:p>
      <text:p text:style-name="Standard"><text:s text:c="4"/>int squareNumber1 = (number1 * number1);</text:p>
      <text:p text:style-name="Standard"><text:s text:c="4"/>int squareNumber2 = (number2 * number2);</text:p>
      <text:p text:style-name="Standard"><text:s text:c="2"/></text:p>
      <text:p text:style-name="Standard"><text:s text:c="4"/>int sum = squareNumber1 + squareNumber2;</text:p>
      <text:p text:style-name="Standard"><text:s text:c="4"/>int diff = squareNumber1 - squareNumber2;</text:p>
      <text:p text:style-name="Standard"><text:s text:c="2"/></text:p>
      <text:p text:style-name="Standard"><text:s text:c="2"/>System.out.printf("Square of first and second integers are %d and %d respectively %n", squareNumber1, squareNumber2);</text:p>
      <text:p text:style-name="Standard"><text:s text:c="2"/></text:p>
      <text:p text:style-name="Standard"><text:s text:c="2"/>System.out.printf("Sum of their squares is %d%n", sum);</text:p>
      <text:p text:style-name="Standard"><text:s text:c="2"/></text:p>
      <text:p text:style-name="Standard"><text:s text:c="2"/>System.out.printf("Difference of their squares is %d%n", diff);</text:p>
      <text:p text:style-name="Standard"><text:tab/>}</text:p>
      <text:p text:style-name="Standard">}</text:p>
      <text:p text:style-name="Standard">/*(Arithmetic) Write an application that asks the user to enter two integers, obtains them from</text:p>
      <text:p text:style-name="Standard">the user and prints the square of each, the sum of their squares, and the difference of the squares (first</text:p>
      <text:p text:style-name="Standard">number squared minus the second number squared). Use the techniques shown in Fig. 2.7.</text:p>
      <text:p text:style-name="Standard">*/</text:p>
      <text:p text:style-name="Standard"/>
      <text:p text:style-name="Standard"/>
      <text:p text:style-name="P1"><text:soft-page-break/><text:line-break/>2.16</text:p>
      <text:p text:style-name="P1"/>
      <text:p text:style-name="P1">import java.util.Scanner;</text:p>
      <text:p text:style-name="P1"/>
      <text:p text:style-name="P1">public class Java{</text:p>
      <text:p text:style-name="P1"><text:s text:c="2"/>public static void main (String [] args){</text:p>
      <text:p text:style-name="P1"><text:s text:c="4"/>Scanner input = new Scanner (System.in);</text:p>
      <text:p text:style-name="P1"><text:s text:c="2"/></text:p>
      <text:p text:style-name="P1"><text:s text:c="4"/>System.out.print("Enter a number: ");</text:p>
      <text:p text:style-name="P1"><text:s text:c="4"/>int number = input.nextInt();</text:p>
      <text:p text:style-name="P1"><text:s text:c="4"/></text:p>
      <text:p text:style-name="P1"><text:s text:c="4"/>int numSq = number*number;</text:p>
      <text:p text:style-name="P1"><text:s text:c="4"/>int result = number * numSq;</text:p>
      <text:p text:style-name="P1"><text:s text:c="4"/></text:p>
      <text:p text:style-name="P1"><text:s text:c="4"/>if(result &gt; 100) {</text:p>
      <text:p text:style-name="P1"><text:s text:c="6"/>System.out.printf("%d &gt; 100 %n", result);</text:p>
      <text:p text:style-name="P1"><text:s text:c="4"/>}</text:p>
      <text:p text:style-name="P1"><text:s text:c="4"/>if(result == 100) {</text:p>
      <text:p text:style-name="P1"><text:s text:c="6"/>System.out.printf("%d == 100 %n", result);</text:p>
      <text:p text:style-name="P1"><text:s text:c="4"/>}</text:p>
      <text:p text:style-name="P1"><text:s text:c="4"/>if(result != 100) {</text:p>
      <text:p text:style-name="P1"><text:s text:c="6"/>System.out.printf("%d != 100 %n", result);</text:p>
      <text:p text:style-name="P1"><text:s text:c="4"/>}</text:p>
      <text:p text:style-name="P1"><text:s text:c="4"/>if(result &lt; 100) {</text:p>
      <text:p text:style-name="P1"><text:s text:c="6"/>System.out.printf("%d &lt; 100 %n", result);</text:p>
      <text:p text:style-name="P1"><text:tab/> <text:s/>}</text:p>
      <text:p text:style-name="P1"><text:s text:c="2"/>}</text:p>
      <text:p text:style-name="P1">}</text:p>
      <text:p text:style-name="P1">/*(Comparing Integers) Write an application that asks the user to enter one integer, obtains</text:p>
      <text:p text:style-name="P1">it from the user and displays whether the number and its square are greater than, equal to, not equal</text:p>
      <text:p text:style-name="P1">to, or less than the number 100. Use the techniques shown in Fig. 2.15.</text:p>
      <text:p text:style-name="P1">*/</text:p>
      <text:p text:style-name="P1"/>
      <text:p text:style-name="P1"/>
      <text:p text:style-name="P2">2.17</text:p>
      <text:p text:style-name="P2"/>
      <text:p text:style-name="P2">import java.util.Scanner;</text:p>
      <text:p text:style-name="P2"/>
      <text:p text:style-name="P2">public class Java{</text:p>
      <text:p text:style-name="P2"><text:s text:c="2"/>public static void main (String [] args){</text:p>
      <text:p text:style-name="P2"><text:s text:c="4"/>Scanner input = new Scanner (System.in);</text:p>
      <text:p text:style-name="P2"><text:s text:c="2"/></text:p>
      <text:p text:style-name="P2"><text:s text:c="4"/>System.out.print("Enter first number: ");//Prompt for first number</text:p>
      <text:p text:style-name="P2"><text:s text:c="4"/>int x = input.nextInt();//read first number input</text:p>
      <text:p text:style-name="P2"><text:s text:c="4"/></text:p>
      <text:p text:style-name="P2"><text:s text:c="4"/>System.out.print("Enter second number: ");//prompt for second number</text:p>
      <text:p text:style-name="P2"><text:s text:c="4"/>int y = input.nextInt();//read second number input</text:p>
      <text:p text:style-name="P2"><text:s text:c="4"/></text:p>
      <text:p text:style-name="P2"><text:s text:c="4"/>System.out.print("Enter third number: ");//prompt for third number</text:p>
      <text:p text:style-name="P2"><text:s text:c="4"/>int z = input.nextInt();//read third number input</text:p>
      <text:p text:style-name="P2"><text:s text:c="4"/></text:p>
      <text:p text:style-name="P2"><text:soft-page-break/><text:s text:c="4"/>System.out.println("\nSolution:\n");</text:p>
      <text:p text:style-name="P2"><text:s text:c="4"/></text:p>
      <text:p text:style-name="P2"><text:s text:c="4"/>int sum = x + y + z;</text:p>
      <text:p text:style-name="P2"><text:s text:c="4"/>System.out.printf("The sum of the numbers is: %d%n", sum);</text:p>
      <text:p text:style-name="P2"><text:s text:c="4"/>int average = (x + y + z)/3;</text:p>
      <text:p text:style-name="P2"><text:s text:c="4"/>System.out.printf("The average of the numbers is: %d%n", average);</text:p>
      <text:p text:style-name="P2"><text:s text:c="4"/>int product = x * y * z;</text:p>
      <text:p text:style-name="P2"><text:s text:c="4"/>System.out.printf("The product of the numbers is: %d%n", product);</text:p>
      <text:p text:style-name="P2"><text:s text:c="4"/></text:p>
      <text:p text:style-name="P2"><text:s text:c="4"/>if (x &lt; y &amp;&amp; x &lt; z) {</text:p>
      <text:p text:style-name="P2"><text:s text:c="4"/>System.out.printf("%d is the smallest number %n", x);</text:p>
      <text:p text:style-name="P2"><text:s text:c="4"/>}</text:p>
      <text:p text:style-name="P2"><text:s text:c="4"/>if (y &lt; x &amp;&amp; y &lt; z) {</text:p>
      <text:p text:style-name="P2"><text:s text:c="4"/>System.out.printf("%d is the smallest number %n", y);</text:p>
      <text:p text:style-name="P2"><text:s text:c="4"/>}</text:p>
      <text:p text:style-name="P2"><text:s text:c="4"/>if (z &lt; x &amp;&amp; z &lt; y) {</text:p>
      <text:p text:style-name="P2"><text:s text:c="4"/>System.out.printf("%d is the smallest number %n", z);</text:p>
      <text:p text:style-name="P2"><text:s text:c="4"/>}</text:p>
      <text:p text:style-name="P2"><text:s text:c="4"/>if (x &gt; y &amp;&amp; x &gt; z) {</text:p>
      <text:p text:style-name="P2"><text:s text:c="4"/>System.out.printf("%d is the largest number %n", x);</text:p>
      <text:p text:style-name="P2"><text:s text:c="4"/>}</text:p>
      <text:p text:style-name="P2"><text:s text:c="4"/>if (y &gt; x &amp;&amp; x &gt; z) {</text:p>
      <text:p text:style-name="P2"><text:s text:c="4"/>System.out.printf("%d is the largest number %n", y);</text:p>
      <text:p text:style-name="P2"><text:s text:c="4"/>}</text:p>
      <text:p text:style-name="P2"><text:s text:c="4"/>if (z &gt; x &amp;&amp; z &gt; y) {</text:p>
      <text:p text:style-name="P2"><text:s text:c="4"/>System.out.printf("%d is the largest number %n", z);</text:p>
      <text:p text:style-name="P2"><text:s text:c="4"/>}</text:p>
      <text:p text:style-name="P2"><text:s text:c="2"/>}</text:p>
      <text:p text:style-name="P2">}</text:p>
      <text:p text:style-name="P2">/*(Arithmetic, Smallest and Largest) Write an application that inputs three integers from the</text:p>
      <text:p text:style-name="P2">user and displays the sum, average, product, smallest and largest of the numbers. Use the techniques</text:p>
      <text:p text:style-name="P2">shown in Fig. 2.15. [Note: The calculation of the average in this exercise should result in an integer</text:p>
      <text:p text:style-name="P2">representation of the average. So, if the sum of the values is 7, the average should be 2, not</text:p>
      <text:p text:style-name="P2">2.3333….]</text:p>
      <text:p text:style-name="P2">*/</text:p>
      <text:p text:style-name="P2"/>
      <text:p text:style-name="P2"/>
      <text:p text:style-name="P3">2.18</text:p>
      <text:p text:style-name="P3"/>
      <text:p text:style-name="P3">public class Java{</text:p>
      <text:p text:style-name="P3"><text:s text:c="2"/>public static void main (String [] args){ <text:s/></text:p>
      <text:p text:style-name="P3"><text:s text:c="4"/>System.out.println("********* <text:s text:c="3"/>*** <text:s text:c="6"/>* <text:s text:c="7"/>* <text:s text:c="3"/>");</text:p>
      <text:p text:style-name="P3"><text:s text:c="4"/>System.out.println("* <text:s text:c="6"/>* <text:s/>* <text:s text:c="4"/>* <text:s text:c="3"/>*** <text:s text:c="5"/>* * <text:s text:c="2"/>");</text:p>
      <text:p text:style-name="P3"><text:s text:c="4"/>System.out.println("* <text:s text:c="6"/>* * <text:s text:c="6"/>* <text:s/>***** <text:s text:c="3"/>* <text:s text:c="2"/>* <text:s/>");</text:p>
      <text:p text:style-name="P3"><text:s text:c="4"/>System.out.println("* <text:s text:c="6"/>* * <text:s text:c="6"/>* <text:s text:c="3"/>* <text:s text:c="4"/>* <text:s text:c="4"/>* ");</text:p>
      <text:p text:style-name="P3"><text:s text:c="4"/>System.out.println("* <text:s text:c="6"/>* * <text:s text:c="6"/>* <text:s text:c="3"/>* <text:s text:c="3"/>* <text:s text:c="6"/>*");</text:p>
      <text:p text:style-name="P3"><text:s text:c="4"/>System.out.println("* <text:s text:c="6"/>* * <text:s text:c="6"/>* <text:s text:c="3"/>* <text:s text:c="4"/>* <text:s text:c="4"/>* ");</text:p>
      <text:p text:style-name="P3"><text:s text:c="4"/>System.out.println("* <text:s text:c="6"/>* * <text:s text:c="6"/>* <text:s text:c="3"/>* <text:s text:c="5"/>* <text:s text:c="2"/>* <text:s/>");</text:p>
      <text:p text:style-name="P3"><text:s text:c="4"/>System.out.println("* <text:s text:c="6"/>* <text:s/>* <text:s text:c="4"/>* <text:s text:c="4"/>* <text:s text:c="6"/>* * <text:s text:c="2"/>");</text:p>
      <text:p text:style-name="P3"><text:s text:c="4"/>System.out.println("********* <text:s text:c="3"/>*** <text:s text:c="6"/>* <text:s text:c="7"/>* <text:s text:c="3"/>");</text:p>
      <text:p text:style-name="P3"><text:s text:c="2"/></text:p>
      <text:p text:style-name="P3"><text:s text:c="4"/>}</text:p>
      <text:p text:style-name="P3"><text:soft-page-break/><text:s text:c="2"/>}</text:p>
      <text:p text:style-name="P3">/*(Displaying Shapes with Asterisks) Write an application that displays a box, an oval, an arrow and a diamond using asterisks (*)</text:p>
      <text:p text:style-name="P3">*/</text:p>
      <text:p text:style-name="P3"/>
      <text:p text:style-name="P4">2.19</text:p>
      <text:p text:style-name="P4"/>
      <text:p text:style-name="P4">2.20</text:p>
      <text:p text:style-name="P4"/>
      <text:p text:style-name="P4">2.21</text:p>
      <text:p text:style-name="P4"/>
      <text:p text:style-name="P4">2.22</text:p>
      <text:p text:style-name="P4"/>
      <text:p text:style-name="P4">2.23</text:p>
      <text:p text:style-name="P3"/>
      <text:p text:style-name="P4">2.24</text:p>
      <text:p text:style-name="P4">import java.util.Scanner;</text:p>
      <text:p text:style-name="P4"/>
      <text:p text:style-name="P4">public class Java{</text:p>
      <text:p text:style-name="P4"><text:s text:c="2"/>public static void main (String [] args){ </text:p>
      <text:p text:style-name="P4"><text:s text:c="4"/>Scanner Meow = new Scanner (System.in);</text:p>
      <text:p text:style-name="P4"><text:s text:c="4"/></text:p>
      <text:p text:style-name="P4"><text:s text:c="4"/>System.out.print("Enter first number: ");</text:p>
      <text:p text:style-name="P4"><text:s text:c="4"/>int a = Meow.nextInt();</text:p>
      <text:p text:style-name="P4"><text:s text:c="4"/></text:p>
      <text:p text:style-name="P4"><text:s text:c="4"/>System.out.print("Enter second number: ");</text:p>
      <text:p text:style-name="P4"><text:s text:c="4"/>int b = Meow.nextInt();</text:p>
      <text:p text:style-name="P4"><text:s text:c="4"/></text:p>
      <text:p text:style-name="P4"><text:s text:c="4"/>System.out.print("Enter third number: ");</text:p>
      <text:p text:style-name="P4"><text:s text:c="4"/>int c = Meow.nextInt();</text:p>
      <text:p text:style-name="P4"><text:s text:c="4"/></text:p>
      <text:p text:style-name="P4"><text:s text:c="4"/>System.out.print("Enter fourth number: ");</text:p>
      <text:p text:style-name="P4"><text:s text:c="4"/>int d = Meow.nextInt();</text:p>
      <text:p text:style-name="P4"><text:s text:c="4"/></text:p>
      <text:p text:style-name="P4"><text:s text:c="4"/>System.out.print("Enter fifth number: ");</text:p>
      <text:p text:style-name="P4"><text:s text:c="4"/>int e = Meow.nextInt();</text:p>
      <text:p text:style-name="P4"><text:s text:c="4"/></text:p>
      <text:p text:style-name="P4"><text:s text:c="4"/>System.out.print("\nSolution:\n");</text:p>
      <text:p text:style-name="P4"><text:s text:c="4"/></text:p>
      <text:p text:style-name="P4"><text:s text:c="4"/>//Check Largest Number</text:p>
      <text:p text:style-name="P4"><text:s text:c="4"/></text:p>
      <text:p text:style-name="P4"><text:s text:c="4"/>if(a &gt; b &amp;&amp; a &gt; c &amp;&amp; a &gt; d &amp;&amp; a &gt; e) {</text:p>
      <text:p text:style-name="P4"><text:s text:c="4"/>System.out.printf("%d is the largest number %n", a);</text:p>
      <text:p text:style-name="P4"><text:s text:c="4"/>}</text:p>
      <text:p text:style-name="P4"><text:s text:c="4"/></text:p>
      <text:p text:style-name="P4"><text:s text:c="4"/>if(b &gt; a &amp;&amp; b &gt; c &amp;&amp; b &gt; d &amp;&amp; b &gt; e) {</text:p>
      <text:p text:style-name="P4"><text:s text:c="4"/>System.out.printf("%d is the largest number %n", b);</text:p>
      <text:p text:style-name="P4"><text:s text:c="4"/>}</text:p>
      <text:p text:style-name="P4"><text:s text:c="4"/></text:p>
      <text:p text:style-name="P4"><text:s text:c="4"/>if(c &gt; a &amp;&amp; c &gt; b &amp;&amp; c &gt; d &amp;&amp; c &gt; e) {</text:p>
      <text:p text:style-name="P4"><text:s text:c="4"/>System.out.printf("%d is the largest number %n", c);</text:p>
      <text:p text:style-name="P4"><text:s text:c="4"/>}</text:p>
      <text:p text:style-name="P4"><text:soft-page-break/><text:s text:c="4"/></text:p>
      <text:p text:style-name="P4"><text:s text:c="4"/>if(d &gt; a &amp;&amp; d &gt; b &amp;&amp; d &gt; c &amp;&amp; d &gt; e) {</text:p>
      <text:p text:style-name="P4"><text:s text:c="4"/>System.out.printf("%d is the largest number %n", d);</text:p>
      <text:p text:style-name="P4"><text:s text:c="4"/>}</text:p>
      <text:p text:style-name="P4"><text:s text:c="4"/></text:p>
      <text:p text:style-name="P4"><text:s text:c="4"/>if(e &gt; a &amp;&amp; e &gt; b &amp;&amp; e &gt; c &amp;&amp; e &gt; d) {</text:p>
      <text:p text:style-name="P4"><text:s text:c="4"/>System.out.printf("%d is the largest number %n", e);</text:p>
      <text:p text:style-name="P4"><text:s text:c="4"/>}</text:p>
      <text:p text:style-name="P4"><text:s text:c="4"/></text:p>
      <text:p text:style-name="P4"><text:s text:c="4"/>//Check Smallest Number</text:p>
      <text:p text:style-name="P4"><text:s text:c="4"/></text:p>
      <text:p text:style-name="P4"><text:s text:c="4"/>if(a &lt; b &amp;&amp; a &lt; c &amp;&amp; a &lt; d &amp;&amp; a &lt; e) {</text:p>
      <text:p text:style-name="P4"><text:s text:c="4"/>System.out.printf("%d is the smallest number %n", a);</text:p>
      <text:p text:style-name="P4"><text:s text:c="4"/>}</text:p>
      <text:p text:style-name="P4"><text:s text:c="4"/></text:p>
      <text:p text:style-name="P4"><text:s text:c="4"/>if(b &lt; a &amp;&amp; b &lt; c &amp;&amp; b &lt; d &amp;&amp; b &lt; e) {</text:p>
      <text:p text:style-name="P4"><text:s text:c="4"/>System.out.printf("%d is the smallest number %n", b);</text:p>
      <text:p text:style-name="P4"><text:s text:c="4"/>}</text:p>
      <text:p text:style-name="P4"><text:s text:c="4"/></text:p>
      <text:p text:style-name="P4"><text:s text:c="4"/>if(c &lt; a &amp;&amp; c &lt; b &amp;&amp; c &lt; d &amp;&amp; c &lt; e) {</text:p>
      <text:p text:style-name="P4"><text:s text:c="4"/>System.out.printf("%d is the smallest number %n", c);</text:p>
      <text:p text:style-name="P4"><text:s text:c="4"/>}</text:p>
      <text:p text:style-name="P4"><text:s text:c="4"/></text:p>
      <text:p text:style-name="P4"><text:s text:c="4"/>if(d &lt; a &amp;&amp; d &lt; b &amp;&amp; d &lt; c &amp;&amp; d &lt; e) {</text:p>
      <text:p text:style-name="P4"><text:s text:c="4"/>System.out.printf("%d is the smallest number %n", d);</text:p>
      <text:p text:style-name="P4"><text:s text:c="4"/>}</text:p>
      <text:p text:style-name="P4"><text:s text:c="4"/></text:p>
      <text:p text:style-name="P4"><text:s text:c="4"/>if(e &lt; a &amp;&amp; e &lt; b &amp;&amp; e &lt; c &amp;&amp; e &lt; d) {</text:p>
      <text:p text:style-name="P4"><text:s text:c="4"/>System.out.printf("%d is the smallest number %n", e);</text:p>
      <text:p text:style-name="P4"><text:s text:c="4"/>}</text:p>
      <text:p text:style-name="P4"><text:s text:c="2"/>}</text:p>
      <text:p text:style-name="P4">}</text:p>
      <text:p text:style-name="P4"><text:s text:c="2"/></text:p>
      <text:p text:style-name="P4"><text:s text:c="2"/>/*(Largest and Smallest Integers) Write an application that reads five integers and determines</text:p>
      <text:p text:style-name="P4">and prints the largest and smallest integers in the group. Use only the programming techniques you</text:p>
      <text:p text:style-name="P4">learned in this chapter.</text:p>
      <text:p text:style-name="P4"><text:s text:c="2"/>*/</text:p>
      <text:p text:style-name="P4"/>
      <text:p text:style-name="P5">2.25</text:p>
      <text:p text:style-name="P5"/>
      <text:p text:style-name="P5">2.26</text:p>
      <text:p text:style-name="P4"/>
      <text:p text:style-name="P5">2.27</text:p>
      <text:p text:style-name="P5"/>
      <text:p text:style-name="P5">public class Java{</text:p>
      <text:p text:style-name="P5"><text:s text:c="2"/>public static void main (String [] args){ </text:p>
      <text:p text:style-name="P5"><text:s text:c="4"/></text:p>
      <text:p text:style-name="P5"><text:s text:c="4"/>System.out.print("* * * * * * * *\n * * * * * * * *\n* * * * * * * *\n * * * * * * * *\n* * * * * * * *\n * * * * * * * *\n* * * * * * * *\n * * * * * * * *");</text:p>
      <text:p text:style-name="P5"><text:s text:c="2"/>}</text:p>
      <text:p text:style-name="P5">}</text:p>
      <text:p text:style-name="P5"><text:s text:c="2"/></text:p>
      <text:p text:style-name="P5"><text:soft-page-break/><text:s text:c="2"/>/*((Checkerboard Pattern of Asterisks) Write an application that displays a checkerboard pat-</text:p>
      <text:p text:style-name="P5">tern</text:p>
      <text:p text:style-name="P5"/>
      <text:p text:style-name="P7">2.28</text:p>
      <text:p text:style-name="P7"/>
      <text:p text:style-name="P7">2.29</text:p>
      <text:p text:style-name="P7"/>
      <text:p text:style-name="P7">2.30</text:p>
      <text:p text:style-name="P5"/>
      <text:p text:style-name="P7">2..31</text:p>
      <text:p text:style-name="P7">import java.util.Scanner;</text:p>
      <text:p text:style-name="P7"/>
      <text:p text:style-name="P7">public class Java{</text:p>
      <text:p text:style-name="P7"><text:s text:c="2"/>public static void main (String [] args){ </text:p>
      <text:p text:style-name="P7"><text:s text:c="4"/>Scanner input = new Scanner(System.in);</text:p>
      <text:p text:style-name="P7"><text:s text:c="4"/></text:p>
      <text:p text:style-name="P7"><text:s text:c="4"/>System.out.print("Enter a number between 1 and 10: ");</text:p>
      <text:p text:style-name="P7"><text:s text:c="4"/>int number = input.nextInt();</text:p>
      <text:p text:style-name="P7"><text:s text:c="4"/></text:p>
      <text:p text:style-name="P7"><text:s text:c="4"/>int square = (number * number);</text:p>
      <text:p text:style-name="P7"><text:s text:c="4"/>int cube = (number * number * number);</text:p>
      <text:p text:style-name="P7"><text:s text:c="4"/></text:p>
      <text:p text:style-name="P7"><text:s text:c="4"/>if(number &lt; 1 || number &gt; 10){</text:p>
      <text:p text:style-name="P7"><text:s text:c="4"/>System.out.println("Error--Please enter a number between 1 and 10: ");</text:p>
      <text:p text:style-name="P7"><text:s text:c="4"/></text:p>
      <text:p text:style-name="P7"><text:s text:c="4"/>}</text:p>
      <text:p text:style-name="P7"><text:s text:c="4"/>else {</text:p>
      <text:p text:style-name="P7"><text:s text:c="6"/>System.out.println("number <text:s/>square <text:s/>cube");</text:p>
      <text:p text:style-name="P7"><text:s text:c="6"/>System.out.printf("%d <text:s text:c="6"/>", number);</text:p>
      <text:p text:style-name="P7"><text:s text:c="6"/>System.out.printf("%d <text:s text:c="6"/>", square);</text:p>
      <text:p text:style-name="P7"><text:s text:c="6"/>System.out.printf("%d", cube);</text:p>
      <text:p text:style-name="P7"><text:s text:c="6"/>System.out.println(" ");</text:p>
      <text:p text:style-name="P7"><text:s text:c="4"/>}</text:p>
      <text:p text:style-name="P7"><text:s text:c="2"/>}</text:p>
      <text:p text:style-name="P7">}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01T21:50:16.107136900</meta:creation-date>
    <dc:date>2025-04-02T17:00:38.211964500</dc:date>
    <meta:editing-duration>PT3H36M34S</meta:editing-duration>
    <meta:editing-cycles>5</meta:editing-cycles>
    <meta:generator>LibreOffice/24.2.7.2$Linux_X86_64 LibreOffice_project/420$Build-2</meta:generator>
    <meta:document-statistic meta:table-count="0" meta:image-count="0" meta:object-count="0" meta:page-count="6" meta:paragraph-count="252" meta:word-count="1175" meta:character-count="7416" meta:non-whitespace-character-count="5526"/>
  </office:meta>
</office:document-meta>
</file>